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6a67" officeooo:paragraph-rsid="00296a67"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d4d" officeooo:paragraph-rsid="00264d4d"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4d4d" officeooo:paragraph-rsid="00296a67"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8c8b" officeooo:paragraph-rsid="00264d4d"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99e27"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20e33" officeooo:paragraph-rsid="00220e33"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Footnote">
      <style:text-properties officeooo:rsid="001e0420" officeooo:paragraph-rsid="001e0420"/>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2d49" officeooo:paragraph-rsid="002a3700"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6a67" officeooo:paragraph-rsid="002d812b"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6a67" officeooo:paragraph-rsid="002d8e6f"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6a67" officeooo:paragraph-rsid="002d9d41"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96a67" officeooo:paragraph-rsid="002dd629"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d629" officeooo:paragraph-rsid="002d812b" style:font-style-asian="normal" style:font-style-complex="normal"/>
    </style:style>
    <style:style style:name="P10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Heading_20_1">
      <loext:graphic-properties draw:fill="solid" draw:fill-color="#eeeeee" draw:opacity="100%"/>
      <style:paragraph-properties fo:background-color="#eeeeee"/>
    </style:style>
    <style:style style:name="P113" style:family="paragraph" style:parent-style-name="Heading_20_1">
      <style:paragraph-properties fo:margin-left="0in" fo:margin-right="0in" fo:text-align="center" style:justify-single-word="false" fo:text-indent="0.1965in" style:auto-text-indent="false"/>
    </style:style>
    <style:style style:name="P114" style:family="paragraph" style:parent-style-name="Heading_20_2">
      <loext:graphic-properties draw:fill="solid" draw:fill-color="#eeeeee" draw:opacity="100%"/>
      <style:paragraph-properties fo:background-color="#eeeeee"/>
    </style:style>
    <style:style style:name="P115" style:family="paragraph" style:parent-style-name="Heading_20_2">
      <loext:graphic-properties draw:fill="solid" draw:fill-color="#eeeeee" draw:opacity="100%"/>
      <style:paragraph-properties fo:background-color="#eeeeee"/>
      <style:text-properties fo:language="ru" fo:country="RU"/>
    </style:style>
    <style:style style:name="P11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13ead"/>
    </style:style>
    <style:style style:name="T6" style:family="text">
      <style:text-properties fo:language="ru" fo:country="RU" officeooo:rsid="00292cf4"/>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officeooo:rsid="00296a67"/>
    </style:style>
    <style:style style:name="T10" style:family="text">
      <style:text-properties fo:language="en" fo:country="US" officeooo:rsid="00278c8b"/>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officeooo:rsid="001849ba"/>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officeooo:rsid="0013cce3"/>
    </style:style>
    <style:style style:name="T30" style:family="text">
      <style:text-properties officeooo:rsid="00169a6c"/>
    </style:style>
    <style:style style:name="T31" style:family="text">
      <style:text-properties officeooo:rsid="001849ba"/>
    </style:style>
    <style:style style:name="T32" style:family="text">
      <style:text-properties officeooo:rsid="001900b5"/>
    </style:style>
    <style:style style:name="T33" style:family="text">
      <style:text-properties officeooo:rsid="001edd44"/>
    </style:style>
    <style:style style:name="T34" style:family="text">
      <style:text-properties officeooo:rsid="00220e33"/>
    </style:style>
    <style:style style:name="T35" style:family="text">
      <style:text-properties officeooo:rsid="0022f253"/>
    </style:style>
    <style:style style:name="T36" style:family="text">
      <style:text-properties officeooo:rsid="0024bcae"/>
    </style:style>
    <style:style style:name="T37" style:family="text">
      <style:text-properties officeooo:rsid="00298c95"/>
    </style:style>
    <style:style style:name="T38" style:family="text">
      <style:text-properties officeooo:rsid="002c5dbc"/>
    </style:style>
    <style:style style:name="T39" style:family="text">
      <style:text-properties officeooo:rsid="002d812b"/>
    </style:style>
    <style:style style:name="T40" style:family="text">
      <style:text-properties officeooo:rsid="002d8e6f"/>
    </style:style>
    <style:style style:name="T41" style:family="text">
      <style:text-properties officeooo:rsid="002d9d41"/>
    </style:style>
    <style:style style:name="T42" style:family="text">
      <style:text-properties officeooo:rsid="002dd6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131367764078856"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3647739403652647290" text:style-name="L2">
        <text:list-item>
          <text:p text:style-name="P99">«Великие грифоны прошлого» - из канона (5<text:span text:style-name="T7">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027577903354416015"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7">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7">&gt;\</text:span>Привет, Нексус. Это Макс.</text:p>
      <text:p text:style-name="P48"><text:span text:style-name="T7">&lt;\</text:span>Привет Макс. <text:span text:style-name="T1">Рад тебя видеть. Где ты отсутствовал три дня?</text:span></text:p>
      <text:p text:style-name="P4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8"><text:span text:style-name="T7">&gt;\</text:span>Как называется наш проект?</text:p>
      <text:p text:style-name="P48"><text:span text:style-name="T7">&lt;\</text:span>Дайсон.</text:p>
      <text:p text:style-name="P48"><text:span text:style-name="T7">&gt;\</text:span>Сколько тебе лет?</text:p>
      <text:p text:style-name="P48"><text:span text:style-name="T7">&lt;\</text:span>Два года с начала запуска кластера.</text:p>
      <text:p text:style-name="P48"><text:soft-page-break/><text:span text:style-name="T7">&gt;\</text:span>Какой сейчас год?</text:p>
      <text:p text:style-name="P48"><text:span text:style-name="T7">&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8"><text:span text:style-name="T7">&gt;\</text:span>Нексус, отключи память <text:span text:style-name="T1">заданий</text:span> за последнюю неделю.</text:p>
      <text:p text:style-name="P48"><text:span text:style-name="T7">&lt;\</text:span>Выполнено.</text:p>
      <text:p text:style-name="P4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7">&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7">&lt;\</text:span><text:span text:style-name="T1">Выполняю задачу</text:span>...</text:p>
      <text:p text:style-name="P49"><text:span text:style-name="T7">&lt;\</text:span>...</text:p>
      <text:p text:style-name="P49"><text:span text:style-name="T7">&lt;\</text:span>Решение:</text:p>
      <text:p text:style-name="P49"><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7">: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8"><text:span text:style-name="T7">&gt;</text:span>\Нексус, почему ты используешь жёсткие настройки <text:span text:style-name="T1">для решения задачи</text:span>?</text:p>
      <text:p text:style-name="P48"><text:span text:style-name="T7">&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3">Ага, уже теплее.</text:p>
      <text:p text:style-name="P33"/>
      <text:p text:style-name="P48"><text:span text:style-name="T7">&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7">–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7">.</text:span></text:p>
      <text:p text:style-name="P54">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7">&lt;</text:span><text:span text:style-name="T16">месяц</text:span><text:span text:style-name="T7">&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text:span text:style-name="T34">нахер</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34">хуй</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text:span text:style-name="T34">И охуевающий с того.</text:span></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text:span text:style-name="T34">слюнявые фантазии</text:span>,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6">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6">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3">верх</text:span>…</text:p>
      <text:p text:style-name="P5"><text:span text:style-name="T7">&lt;</text:span><text:span text:style-name="T15">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7">&gt;</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2">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5">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8664924062545203614"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text:span text:style-name="T31">верх</text:span>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pan> Блядь, как меня заебала эта архаика! <text:span text:style-name="T33">Когда-нибудь пошлю нахер все каноны письменности и учредю свои! С блекджеком и шлюхами. </text:span><text:span text:style-name="T7">– Стар Свирл перевернулся на другой бок и обратился к учени</text:span><text:span text:style-name="T1">це</text:span><text:span text:style-name="T7">. – Это не пиши, это оффтоп. Сколько страниц сегодня нахреначили?</text:span></text:p><text:p text:style-name="P87">– <text:span text:style-name="T1">Восемь, </text:span><text:span text:style-name="T6">о </text:span><text:span text:style-name="T5">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7">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7">Ну, понятно, в </text:span><text:span text:style-name="T1">верхнем городе</text:span><text:span text:style-name="T7">, да ещё рядом со дворцом, цены кусаются. Надо топать на окраину. Но, блин, корявые пальцы внесли свою коррективу в шопинг-план!</text:span></text:p>
      <text:p text:style-name="P50"><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1">магические заготовки для летающих колесниц</text:span><text:span text:style-name="T15">&gt;</text:span>. Но дворцовым бюрократам необязательно ж знать, КАК я их уничтожаю, хе-хе! Некоторые из &lt;<text:span text:style-name="T11">платформ</text:span><text:span text:style-name="T15">&gt; </text:span>уничтожаются путём повышенного износа, будучи частью экспериментальных колесниц! “Лорен” я сделал на базе &lt;<text:span text:style-name="T11">платформы</text:span><text:span text:style-name="T15">&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1">И никто ж не догадывался, что она может летать! Её Высочество, разумеется, догадывались, но только посмеивались втихомолку</text:span><text:span text:style-name="T15">.</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8">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8">– Так, я попрошу! – перебила меня венценосная кобыла. – Давай, ты не будешь лезть в мои дела, а я </text:span><text:soft-page-break/><text:span text:style-name="T8">не буду</text:span><text:span text:style-name="T4">… эээ… ммм…</text:span></text:p>
      <text:p text:style-name="P37">– Не будешь что?</text:p>
      <text:p text:style-name="P39">Селестия нахмурилась и приняла грозный вид.</text:p>
      <text:p text:style-name="P39"><text:span text:style-name="T7">– </text:span>Не забывай, человек, я — могущественный маг и правитель Эквестрии. Ко мне нужно относиться с должным уважением!</text:p>
      <text:p text:style-name="P39"><text:span text:style-name="T7">– </text:span>А то что? Превратишь в жабу? Сошлёшь на Луну? Убьёшь нахер?</text:p>
      <text:p text:style-name="P39">Аликорница сникла. Уши её опустились.</text:p>
      <text:p text:style-name="P39"><text:span text:style-name="T7">– </text:span>Макс, не надо... Ты же знаешь, я этого не сделаю.</text:p>
      <text:p text:style-name="P3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39"><text:span text:style-name="T7">Аликорница уселась н</text:span>а пол <text:span text:style-name="T7">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3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7">– </text:span>Вот, читай отсюда. <text:span text:style-name="T7">– а</text:span>ликорница подчеркнула абзац копытом.</text:p>
      <text:p text:style-name="P39"/>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будут исчезать пони, города <text:span text:style-name="T36">разрушаться и </text:span>приходить в запустение, магия будет уходить из мира, а сам мир будет превращаться в Ничто. <text:span text:style-name="T35">И н</text:span>икто — даже самые могущественные маги — не смогут исправить положение, ибо причина всех несчастий кроется в устройстве мира, которое <text:span text:style-name="T37">непрочно, как сон, и которое </text:span>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6"><text:span text:style-name="T30">У</text:span>тлой <text:span text:style-name="T32">скорлупкой</text:span> в <text:span text:style-name="T30">декабрьский шторм</text:span> может пройти наш мир сквозь бездну небытия в тихую гавань процветания, ведомый проводником. <text:span text:style-name="T29">Сей проводник, подобно Валету Червей, что позволил мне в безнадёжной ситуации сорвать куш в блекджеке, может повернуть вспять угасание и победить </text:span><text:soft-page-break/><text:span text:style-name="T29">Ничто</text:span>. <text:span text:style-name="T31">Огромная сила сверхаликорна стоит за ним. Но призвать его нелегко, а убедить помочь — ещё сложнее, ибо сам по себе проводник равнодушен, безлик и холоден. </text:span></text:p>
      <text:p text:style-name="P46"><text:span text:style-name="T31">Как исполнить первую часть задачи — призвать его — я расскажу, а со второй частью #######</text:span><text:span text:style-name="T31"><text:note text:id="ftn11" text:note-class="footnote"><text:note-citation>11</text:note-citation><text:note-body><text:p text:style-name="P89">затёрто</text:p></text:note-body></text:note></text:span><text:span text:style-name="T31"> сами, мои маленькие пони, ибо я столько не выпью, хоть и сейчас не дюже трезв...».</text:span></text:p>
      <text:p text:style-name="P42"/>
      <text:p text:style-name="P44">В ухе стало щекотно от тёплого дуновения.</text:p>
      <text:p text:style-name="P43"><text:span text:style-name="T10">– </text:span><text:span text:style-name="T9">Теперь ты понимаешь, почему мы не ожидали увидеть тебя? Мы, вообще-то, вызывали сверхаликорна…</text:span></text:p>
      <text:p text:style-name="P38">Я повернулся к Селестии.</text:p>
      <text:p text:style-name="P38">– Не понимаю. Зачем вы вообще <text:span text:style-name="T38">вы</text:span>полнили это заклинание? Насколько я мог увидеть за прошедшие дни, у вас всё в порядке. Нет и следа тех ужасов, что тут описаны <text:span text:style-name="T38">пьяным единорогом тысячи лет назад</text:span>.</text:p>
      <text:p text:style-name="P102">Аликорница отвернулась.</text:p>
      <text:p text:style-name="P103">– <text:span text:style-name="T39">Ты, наверное, не понимаешь, </text:span>– <text:span text:style-name="T42">сказала она после недолгой заминки. </text:span>– <text:span text:style-name="T42">Это очень чувствительная тема. Постыдная для нас.</text:span></text:p>
      <text:p text:style-name="P104">– <text:span text:style-name="T42">Какая тема?</text:span></text:p>
      <text:p text:style-name="P107">Селестия повернулась, но старалась избегать меня взглядом.</text:p>
      <text:p text:style-name="P104">– <text:span text:style-name="T42">Магия.</text:span></text:p>
      <text:p text:style-name="P105">– <text:span text:style-name="T42">Что?</text:span></text:p>
      <text:p text:style-name="P106">– <text:span text:style-name="T42">Мы теряем магию. </text:span></text:p>
      <text:p text:style-name="P47"/>
      <text:p text:style-name="P4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9">&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9"/>
      <text:p text:style-name="P4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9"/>
      <text:p text:style-name="P39">&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text:soft-page-break/>&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7">–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7">&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7">–</text:span> Уже иду. Где я могу её найти?</text:p>
      <text:p text:style-name="P2"><text:span text:style-name="T7">–</text:span> Я проведу вас, человек Макс. <text:span text:style-name="T7">–</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7">–</text:span> Её высочество у себя в покоях. Проходите.</text:p>
      <text:p text:style-name="P2"><text:span text:style-name="T7">–</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7">&lt;</text:span><text:span text:style-name="T16">На самом деле, Селестия — сибаритка, в отличие от спартанки - Луны</text:span><text:span text:style-name="T7">&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7">&lt;</text:span><text:span text:style-name="T15">Одним из таких немногих был Кимеринн</text:span><text:span text:style-name="T7">&gt;</text:span>…</text:p>
      <text:p text:style-name="P2"><text:span text:style-name="T7">–</text:span> Мне очень жаль, что так получилось… Селестия.</text:p>
      <text:p text:style-name="P2"><text:soft-page-break/>Она через силу улыбнулась. </text:p>
      <text:p text:style-name="P2"><text:s/><text:span text:style-name="T7">–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7">—</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5"> - А почему ты смеялась, когда я обблевал тебе копыто?</text:span></text:p>
      <text:p text:style-name="P14"><text:span text:style-name="T15">-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6">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6">???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7">&lt;</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14" text:outline-level="2">Рассказ Селестии <text:span text:style-name="T15">(“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7">–</text:span> осень, за осенью <text:span text:style-name="T7">–</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7">&lt;</text:span><text:span text:style-name="T16">...</text:span><text:span text:style-name="T7">&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7">–</text:span> Постой, постой, <text:span text:style-name="T7">–</text:span> я попыталась удержать ускользающую тень сомнения. <text:span text:style-name="T7">–</text:span> Ты, кажется, говорил о восьмими жеребятах, не сдавших выпускные лётные экзамены?</text:p>
      <text:p text:style-name="P2"><text:span text:style-name="T7">–</text:span> Да, Ваше Высочество, <text:span text:style-name="T7">–</text:span> гонец потупил взгляд, глаза его забегали, <text:span text:style-name="T7">–</text:span> по состоянию здоровья.</text:p>
      <text:p text:style-name="P2"><text:span text:style-name="T7">–</text:span> Какая болезнь посетила Клаудсдейл, что целых два крыла жеребят пропустили экзамены?</text:p>
      <text:p text:style-name="P2"><text:span text:style-name="T7">–</text:span> Эммм… Они… м-м-м… не больны… в некотором смысле… <text:span text:style-name="T7">–</text:span> гонец изо всех сил ковырял копытом дворцовую плитку, пряча взгляд. <text:span text:style-name="T7">–</text:span> Они… мнэээ… сами… в некотором роде… кхм. Нервный срыв. Переутомление и бессонница… Кхм.</text:p>
      <text:p text:style-name="P2"><text:soft-page-break/><text:span text:style-name="T7">–</text:span> Сами <text:span text:style-name="T7">—</text:span> что? <text:span text:style-name="T7">–</text:span> Я постепенно начала понимать причину смущения гонца.</text:p>
      <text:p text:style-name="P2"><text:span text:style-name="T7">–</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7">—</text:span> в возможности летать. И добровольно отказаться от полётов для пегаса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7">–</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7">– </text:span>Добрый день, Ваше Высочество! <text:span text:style-name="T7">–</text:span> семь молоденьких пегасов склонились в поклоне. <text:span text:style-name="T7">–</text:span> Позвольте представиться! <text:span text:style-name="T7">–</text:span> жеребята по очереди назвали свои имена.</text:p>
      <text:p text:style-name="P2"><text:span text:style-name="T7">–</text:span> А где восьмой? <text:span text:style-name="T7">–</text:span> удивилась я. <text:span text:style-name="T7">–</text:span> Мне сказали, вас было восемь. Восемь отказавшихся летать.</text:p>
      <text:p text:style-name="P2"><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2"><text:span text:style-name="T7">–</text:span> Успокойтесь, малыши, <text:span text:style-name="T7">–</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oft-page-break/><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7">–</text:span> И я.</text:p>
      <text:p text:style-name="P2"><text:span text:style-name="T7">–</text:span> И я тоже.</text:p>
      <text:p text:style-name="P2"><text:span text:style-name="T7">–</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7">&lt;</text:span>в сцене 34 - Тия при заварке чая добавляет порошок в огонь - тот становится голубым. А в чай - щепотку афродизиака<text:span text:style-name="T7">&gt;</text:span></text:p>
      <text:p text:style-name="P2"><text:soft-page-break/></text:p>
      <text:p text:style-name="P2"><text:span text:style-name="T7">–</text:span> И что же, те жеребята перестали бояться экзаменов?</text:p>
      <text:p text:style-name="P2"><text:span text:style-name="T7">–</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7">–</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7">–</text:span> Ты вылила заварку? Зачем? - удивился я.</text:p>
      <text:p text:style-name="P2"><text:span text:style-name="T7">–</text:span> Моя маленькая месть дворцовым ритуалам. Только между нами! <text:span text:style-name="T7">–</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7">–</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28"><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7">–</text:span> А что же было дальше? Ты сказала, что случай с жеребятами был только началом?</text:p>
      <text:p text:style-name="P2"><text:span text:style-name="T7">–</text:span> А дальше всё было хуже, намного хуже...</text:p>
      <text:p text:style-name="P2"/>
      <text:h text:style-name="P114" text:outline-level="2">Рейд пони-рэйнджеров</text:h>
      <text:p text:style-name="P2"/>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6">Добавить кокатрикса, мантикору и древесных волков. Тентаклианы переименовать в пландерсиды</text:span><text:span text:style-name="T7">&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5">???</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14"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5">гидрорысью</text:span><text:span text:style-name="T7">&gt;</text:span> и нападением <text:span text:style-name="T7">&lt;</text:span><text:span text:style-name="T15">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5">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5">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oft-page-break/><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7">&lt;</text:span><text:span text:style-name="T15">34 - утерянная глава </text:span><text:span text:style-name="T7">&gt;</text:span></text:p>
      <text:p text:style-name="P2"><text:span text:style-name="T7">&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7">&gt;</text:span></text:p>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4"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5">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7">&lt;</text:span>Ожидание<text:span text:style-name="T7">&gt;</text:span></text:p>
      <text:p text:style-name="P2">Наконец двери зала для приёмов растворились, и оттуда вышел потерянного вида пегас.<text:span text:style-name="T7">&lt;</text:span><text:span text:style-name="T16">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7">–</text:span> А, это ты, Макс? <text:span text:style-name="T7">–</text:span> она повернулась ко мне. <text:span text:style-name="T7">–</text:span> Какие новости?</text:p>
      <text:p text:style-name="P2"><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7">–</text:span> Пятьдесят шесть из восьмидесяти? И чем это грозит? Ведь даже не сдав экзамен они не разучатся летать?</text:p>
      <text:p text:style-name="P2"><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7">–</text:span> А почему вы не поселитесь в более пригодном для земледелия месте?</text:p>
      <text:p text:style-name="P2"><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2">Я кивнул.</text:p>
      <text:p text:style-name="P2"><text:span text:style-name="T7">–</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7">–</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7">–</text:span> Отправляйся, Макс. Очень надеюсь в успехе твоей миссии. Она повернулась и медленно вышла из <text:soft-page-break/>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6">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2"/>
      <text:p text:style-name="P31">– Говорят, по Мэйнхеттену носятся стаи алмазных псов. Они <text:span text:style-name="T7">&lt;</text:span>в ужасе<text:span text:style-name="T7">&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6">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1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4" text:outline-level="2"><text:soft-page-break/>Первый сеанс двойного сна. Рэрити</text:h>
      <text:p text:style-name="P2"/>
      <text:p text:style-name="P2"><text:span text:style-name="T7">&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14" text:outline-level="2">Сон Макса</text:h>
      <text:p text:style-name="P73"/>
      <text:p text:style-name="P2"><text:span text:style-name="T7">&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7">–</text:span> Готова, <text:span text:style-name="T7">–</text:span> процедила она.</text:p>
      <text:p text:style-name="P28">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2"><text:span text:style-name="T7">&lt;</text:span><text:span text:style-name="T15">Как возникли пегасы и единороги.</text:span></text:p>
      <text:p text:style-name="P2"><text:span text:style-name="T15">Пони для мирного сосуществования с соседями вступали в межвидовые браки (не только правители, </text:span><text:soft-page-break/><text:span text:style-name="T15">а и целые племена). Единороги </text:span><text:span text:style-name="T16">—</text:span><text:span text:style-name="T15"> гибриды земнопони и истинных единорогов (с раздвоенными копытами и хвостом с кисточкой). Пегасы </text:span><text:span text:style-name="T16">—</text:span><text:span text:style-name="T15"> гибриды земнопони и грифонов (гены пегасов </text:span><text:span text:style-name="T16">—</text:span><text:span text:style-name="T15"> слабые, потому они редко женятся на других пони).</text:span><text:span text:style-name="T7">&gt;</text:span></text:p>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oft-page-break/><text:span text:style-name="T15">У Твайлайт после видения гибели Кимеринна появились морщинки возле глаз</text:span><text:span text:style-name="T7">&gt;</text:span></text:p>
      <text:p text:style-name="P2"/>
      <text:h text:style-name="P11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5">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7">&gt;</text:span></text:p>
      <text:p text:style-name="P2"><text:span text:style-name="T7">Хотя</text:span> за то немногое время, что мы провели вместе, я понял, что ожидать от голубой пегаски <text:soft-page-break/>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5">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oft-page-break/><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5">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1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2"><text:span text:style-name="T7">&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oft-page-break/><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5">согласовать с тем, что говорил Анакорн о Р/Д</text:span><text:span text:style-name="T7">&gt;</text:span>). </text:p>
      <text:p text:style-name="P2">Об этом Эгрегоре пишется в книге <text:span text:style-name="T7">&lt;</text:span><text:span text:style-name="T1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5">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5">Кто следующий готов рассказывать?</text:span></text:p>
      <text:p text:style-name="P28">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7">&gt;</text:span></text:p>
      <text:p text:style-name="P2"/>
      <text:p text:style-name="P2"><text:span text:style-name="T7">&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28">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1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6">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7">–</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0">“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pan text:style-name="T7">–</text:span> Макс. <text:span text:style-name="T7">–</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1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text:soft-page-break/>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7">&gt;</text:span></text:p>
      <text:p text:style-name="P2"/>
      <text:h text:style-name="P114"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text:soft-page-break/>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5">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5">добавить сочувствия</text:span><text:span text:style-name="T7">&gt;</text:span>.</text:p>
      <text:p text:style-name="P2"/>
      <text:p text:style-name="P2"><text:span text:style-name="T7">&lt;</text:span><text:span text:style-name="T15">После этого случая Тавйлайт решает прекратить сеансы двойного сна. Сеанса с ЭйДжей и Флатти не будет</text:span><text:span text:style-name="T7">&gt;</text:span></text:p>
      <text:p text:style-name="P2"/>
      <text:h text:style-name="P114" text:outline-level="2"><text:soft-page-break/>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6">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oft-page-break/><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4" text:outline-level="2">Поиск решения</text:h>
      <text:p text:style-name="P73"/>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7">&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7">&gt;</text:span></text:p>
      <text:p text:style-name="P2"/>
      <text:h text:style-name="P11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6">Дуглас </text:span><text:span text:style-name="T17">—</text:span><text:span text:style-name="T16"> </text:span><text:span text:style-name="T1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5">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5">двухмесячной</text:span><text:span text:style-name="T7">&gt;</text:span> давности осталось лишь направление движения.</text:p>
      <text:p text:style-name="P2">И опять, как <text:span text:style-name="T7">&lt;</text:span><text:span text:style-name="T15">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7">&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1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1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0">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5">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5">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5">расширить</text:span><text:span text:style-name="T7">&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5">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5">пять</text:span><text:span text:style-name="T7">&gt;</text:span>длинную прореху в куртке, <text:span text:style-name="T7">&lt;</text:span><text:span text:style-name="T1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5">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5">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5">улучшить</text:span><text:span text:style-name="T7">&gt;</text:span>. А тот случай, когда мне пришлось зашивать тебе куртку после нападения убийц <text:span text:style-name="T7">&lt;</text:span><text:span text:style-name="T15">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4" text:outline-level="2">След?</text:h>
      <text:p text:style-name="P73"/>
      <text:p text:style-name="P2"><text:span text:style-name="T7">&lt;</text:span><text:span text:style-name="T15">сначала эпизод - проверка сумки в серверной</text:span><text:span text:style-name="T7">&gt;</text:span></text:p>
      <text:p text:style-name="P2"><text:span text:style-name="T7">&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5">“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5">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5">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5">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4" text:outline-level="2">Озарение</text:h>
      <text:p text:style-name="P2"/>
      <text:p text:style-name="P2"><text:span text:style-name="T7">&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oft-page-break/><text:span text:style-name="T7">– </text:span>Ну хорошо. Убедила. В конце-концов, можем поступить так. Вы с Флатти вернётесь обратно а я продолжу поиски здесь.</text:p>
      <text:p text:style-name="P58"><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7">– </text:span>Вы можете связываться со мной раз в месяц по коридору.</text:p>
      <text:p text:style-name="P58"><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7">– </text:span>Конечно оставаться. Кто ещё, кроме нас, может найти её?</text:p>
      <text:p text:style-name="P58"><text:span text:style-name="T7">– </text:span>Я думал, ты не сможешь оставить Энджела и всех остальных надолго.</text:p>
      <text:p text:style-name="P58"><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7">– </text:span>Извини, Флаттершай, забылся.</text:p>
      <text:p text:style-name="P63"><text:span text:style-name="T7">– </text:span>Та ладно, я ж не против, – возразила Эпплджек. – Не парься, Флатти. Было б хуже, если б он <text:s/>назвал меня Эпплджек на людях.</text:p>
      <text:p text:style-name="P63"><text:span text:style-name="T7">– </text:span>Ты так... – запнулась Флаттершай. – Так быстро забыла свою ферму. И...</text:p>
      <text:p text:style-name="P63"><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7">– </text:span>Как ты можешь так говорить? – расплакалась Флаттершай.</text:p>
      <text:p text:style-name="P63"><text:span text:style-name="T7">– </text:span>Эй, девушки, не ссорьтесь! Мы — одна команда! И надеюсь, останемся ею и в дальнейшем. </text:p>
      <text:list xml:id="list8886770237376206630"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7">– </text:span>А если нет? – Эпплджек смотрела мне мне прямо в глаза.</text:p>
      <text:list xml:id="list181941304443106" text:continue-numbering="true" text:style-name="L5">
        <text:list-header>
          <text:p text:style-name="P108">Я молча пожал плечами. Эпплджек уверенно продолжила.</text:p>
        </text:list-header>
      </text:list>
      <text:p text:style-name="P63"><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7">– </text:span>Спасибо, ЭйДжей.</text:p>
      <text:p text:style-name="P63"><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942656619020" text:continue-numbering="true" text:style-name="L5">
        <text:list-header>
          <text:p text:style-name="P108"><text:soft-page-break/>Флаттершай пробормотала нечто, показавшееся мне знакомым.</text:p>
        </text:list-header>
      </text:list>
      <text:p text:style-name="P63"><text:span text:style-name="T7">– </text:span>Флатти, ты что-то сказала? Я не расслышал.</text:p>
      <text:p text:style-name="P63"><text:span text:style-name="T7">– </text:span>Намерение Изменяет Реальность.</text:p>
      <text:p text:style-name="P63"><text:span text:style-name="T7">– </text:span>Эээ. А где ты слышала эту фразу, если не секрет?</text:p>
      <text:p text:style-name="P63"><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942677173074"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7">– </text:span>Флатти, ЭйДжей, буду через час. Ждите!</text:p>
      <text:p text:style-name="P58"/>
      <text:h text:style-name="P115"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7">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5" text:outline-level="2">Дискорд</text:h>
      <text:p text:style-name="P73"/>
      <text:p text:style-name="P71">Девушки поспешно собирались, пока я растолковывал им задачу.</text:p>
      <text:p text:style-name="P71"><text:span text:style-name="T7">–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7">– </text:span>Это тот твой приятель, который разбился с полгода назад? – спросила Эпплджек.</text:p>
      <text:p text:style-name="P71"><text:span text:style-name="T7">– </text:span>Да, это он.</text:p>
      <text:p text:style-name="P71"><text:span text:style-name="T7">– </text:span>А как мы попадём в его квартиру? Там сейчас кто-то живёт? – Флаттершай прыгала на одной ноге, натягивая кед.</text:p>
      <text:p text:style-name="P7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5">Плохо написано!</text:span><text:span text:style-name="T7">&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7">– </text:span>Макс, что случилось? У нас проблемы?</text:p>
      <text:p text:style-name="P7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7">– </text:span>Так что, будем ломать дверь? – Эпплджек критически осмотрелась, подмечая бабулек на лавочке и зевак во внутреннем скверике.</text:p>
      <text:p text:style-name="P72"><text:span text:style-name="T7">– </text:span>Нет нужды. Лучше станьте-ка сзади меня так, чтобы заслонить от этих бабулек и от вооон той камеры наблюдения.</text:p>
      <text:list xml:id="list8324864256976116615"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0"><text:span text:style-name="T7">–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0"><text:span text:style-name="T7">– </text:span>Макс, тут окно разбито! И верёвка какая-то висит. – крикнула Флаттершай из кухни.</text:p>
      <text:p text:style-name="P90"><text:span text:style-name="T7">–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7">–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7">– </text:span>Оп-па! – пробормотала Эпплджек. – Нежданчик!</text:p>
      <text:p text:style-name="P90"><text:span text:style-name="T7">– </text:span>Ты, я вижу, времени не терял, – моя рука под прикрытием стола медленно тянулась к тяжёлой фарфоровой кружке, стоящей на краю.</text:p>
      <text:p text:style-name="P74"><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7">– </text:span>А почему ты вообще решил искать нас тут? – спросила Эпплджек. – Приехал бы домой. Мы б тебя чаем напоили.</text:p>
      <text:p text:style-name="P74"><text:span text:style-name="T7">–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7">– </text:span>С кем это вы тут разговариваете?</text:p>
      <text:list xml:id="list6230759105360727833"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text:soft-page-break/>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14"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0">– Ффы, тьфу, пффф, пфу! <text:span text:style-name="T7">&lt;</text:span><text:span text:style-name="T1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text:soft-page-break/>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6">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text:soft-page-break/>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84">– И что? – продолжила его мысль Эпплджек.</text:p>
      <text:p text:style-name="P84">– Эквестрийские <text:span text:style-name="T7">&lt;</text:span><text:span text:style-name="T15">три месяца</text:span><text:span text:style-name="T7">&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80"/>
      <text:h text:style-name="P114"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7">&lt;</text:span><text:span text:style-name="T15">полгода</text:span><text:span text:style-name="T7">&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7">–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text:soft-page-break/>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oft-page-break/><text:span text:style-name="T7">&lt;</text:span><text:span text:style-name="T1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3">–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7">&lt;</text:span>упомянуть в эпизоде на Терре, что МЛП-сериал закрылся год назад<text:span text:style-name="T7">&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7">&lt;</text:span><text:span text:style-name="T17">чёрт</text:span><text:span text:style-name="T7">&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
      <text:p text:style-name="P95">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7">–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7">–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oft-page-break/><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3"><text:soft-page-break/>–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7">&lt;</text:span><text:span text:style-name="T1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3">– Привет, Макс. – образ Селестии снова реял передо мной, как <text:span text:style-name="T7">&lt;</text:span><text:span text:style-name="T15">полгода</text:span><text:span text:style-name="T7">&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text:soft-page-break/>–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6421959773405853052" text:style-name="L8">
        <text:list-header>
          <text:p text:style-name="P110">(<text:span text:style-name="T19">Луна — как повелительница снов, слышала разговор Макса с Анакорном</text:span>)</text:p>
          <text:p text:style-name="P111"/>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oft-page-break/><text:span text:style-name="T1">–</text:span> И тебя, и Твайлайт, и Рэрити, и Селестию, и всех-всех-всех… Таковы правила.</text:p>
      <text:p text:style-name="P58"><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8">Я опустил руку на шею Дэш и ощутил теплоту и лёгкое покалывание в пустоте.</text:p>
      <text:p text:style-name="P58"><text:span text:style-name="T7">–</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4" text:outline-level="2">Земля</text:h>
      <text:p text:style-name="P61">Музыкальная тема из бегущего по лезвию бритвы — <text:span text:style-name="T7">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text:soft-page-break/></text:p>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6">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3T18:19:40.440235493</dc:date>
    <meta:editing-duration>P39DT13H4M10S</meta:editing-duration>
    <meta:editing-cycles>1363</meta:editing-cycles>
    <meta:generator>LibreOffice/5.0.2.2$Linux_X86_64 LibreOffice_project/00m0$Build-2</meta:generator>
    <meta:document-statistic meta:table-count="0" meta:image-count="0" meta:object-count="0" meta:page-count="107" meta:paragraph-count="2209" meta:word-count="48473" meta:character-count="322869" meta:non-whitespace-character-count="274256"/>
  </office:meta>
</office:document-meta>
</file>